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aghindi" svg:font-family="Raghindi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f4982" officeooo:paragraph-rsid="001f4982" style:font-size-asian="12pt" style:font-size-complex="12pt"/>
    </style:style>
    <style:style style:name="P2" style:family="paragraph" style:parent-style-name="Standard">
      <style:paragraph-properties fo:line-height="115%"/>
      <style:text-properties style:font-name="Liberation Sans" fo:font-size="12pt" officeooo:rsid="001f4982" officeooo:paragraph-rsid="001f4982" style:font-size-asian="12pt" style:font-size-complex="12pt"/>
    </style:style>
    <style:style style:name="P3" style:family="paragraph" style:parent-style-name="Standard">
      <style:paragraph-properties fo:line-height="115%"/>
      <style:text-properties style:font-name="Liberation Sans" fo:font-size="16pt" officeooo:rsid="001f4982" officeooo:paragraph-rsid="001f4982" style:font-size-asian="16pt" style:font-size-complex="16pt"/>
    </style:style>
    <style:style style:name="P4" style:family="paragraph" style:parent-style-name="Default_7e_LT_7e_Gliederung_20_1">
      <style:paragraph-properties fo:margin-top="0.499cm" fo:margin-bottom="0cm" loext:contextual-spacing="false"/>
      <style:text-properties fo:font-size="12pt" style:font-size-asian="12pt" style:font-size-complex="12pt"/>
    </style:style>
    <style:style style:name="P5" style:family="paragraph" style:parent-style-name="Default_7e_LT_7e_Gliederung_20_1">
      <style:paragraph-properties fo:margin-top="0.499cm" fo:margin-bottom="0cm" loext:contextual-spacing="false"/>
      <style:text-properties fo:font-size="12pt" officeooo:rsid="001baa75" officeooo:paragraph-rsid="001baa75" style:font-size-asian="12pt" style:font-size-complex="12pt"/>
    </style:style>
    <style:style style:name="P6" style:family="paragraph" style:parent-style-name="Default_7e_LT_7e_Gliederung_20_1">
      <style:paragraph-properties fo:margin-top="0.499cm" fo:margin-bottom="0cm" loext:contextual-spacing="false"/>
      <style:text-properties fo:font-size="12pt" officeooo:rsid="001d4ff0" officeooo:paragraph-rsid="001d4ff0" style:font-size-asian="12pt" style:font-size-complex="12pt"/>
    </style:style>
    <style:style style:name="P7" style:family="paragraph" style:parent-style-name="Default_7e_LT_7e_Gliederung_20_1">
      <style:paragraph-properties fo:margin-top="0cm" fo:margin-bottom="0cm" loext:contextual-spacing="false" fo:line-height="115%"/>
      <style:text-properties fo:font-size="12pt" officeooo:rsid="001baa75" officeooo:paragraph-rsid="001baa75" style:font-size-asian="12pt" style:font-size-complex="12pt"/>
    </style:style>
    <style:style style:name="P8" style:family="paragraph" style:parent-style-name="Default_7e_LT_7e_Gliederung_20_1">
      <style:paragraph-properties fo:margin-top="0cm" fo:margin-bottom="0cm" loext:contextual-spacing="false" fo:line-height="115%"/>
      <style:text-properties fo:font-size="12pt" officeooo:rsid="001baa75" officeooo:paragraph-rsid="001f4982" style:font-size-asian="12pt" style:font-size-complex="12pt"/>
    </style:style>
    <style:style style:name="P9" style:family="paragraph" style:parent-style-name="Default_7e_LT_7e_Gliederung_20_1">
      <style:paragraph-properties fo:margin-top="0cm" fo:margin-bottom="0cm" loext:contextual-spacing="false" fo:line-height="115%"/>
      <style:text-properties fo:font-size="12pt" officeooo:rsid="001d4ff0" officeooo:paragraph-rsid="001d4ff0" style:font-size-asian="12pt" style:font-size-complex="12pt"/>
    </style:style>
    <style:style style:name="P10" style:family="paragraph" style:parent-style-name="Default_7e_LT_7e_Gliederung_20_1">
      <style:paragraph-properties fo:margin-top="0cm" fo:margin-bottom="0cm" loext:contextual-spacing="false"/>
      <style:text-properties fo:font-size="16pt" officeooo:paragraph-rsid="001f4982" style:font-size-asian="16pt" style:font-size-complex="16pt"/>
    </style:style>
    <style:style style:name="P11" style:family="paragraph" style:parent-style-name="Default_7e_LT_7e_Gliederung_20_1">
      <style:paragraph-properties fo:margin-top="0cm" fo:margin-bottom="0cm" loext:contextual-spacing="false" fo:text-align="center" style:justify-single-word="false"/>
      <style:text-properties fo:font-size="16pt" officeooo:rsid="001f4982" officeooo:paragraph-rsid="001f4982" style:font-size-asian="16pt" style:font-size-complex="16pt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weight="normal" style:font-weight-asian="normal"/>
    </style:style>
    <style:style style:name="T3" style:family="text">
      <style:text-properties style:font-name="Liberation Sans1" fo:font-weight="normal" officeooo:rsid="001d4ff0" style:font-weight-asian="normal"/>
    </style:style>
    <style:style style:name="T4" style:family="text">
      <style:text-properties style:font-name="Liberation Sans1" fo:font-weight="normal" officeooo:rsid="001f4982" style:font-weight-asian="normal"/>
    </style:style>
    <style:style style:name="T5" style:family="text">
      <style:text-properties style:font-name="Liberation Sans1" officeooo:rsid="001f4982"/>
    </style:style>
    <style:style style:name="T6" style:family="text">
      <style:text-properties fo:font-weight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5">F</text:span><text:span text:style-name="T1">unctional Requirments</text:span></text:p>
      <text:p text:style-name="P10"><text:span text:style-name="T5"/></text:p>
      <text:p text:style-name="P10"><text:span text:style-name="T5">Users</text:span></text:p>
      <text:p text:style-name="P10"><text:span text:style-name="T4"/></text:p>
      <text:p text:style-name="P7"><text:span text:style-name="T3">U</text:span><text:span text:style-name="T2">sers should receive a list of transcribed documents relevant to their search query.</text:span></text:p>
      <text:p text:style-name="P9"><text:span text:style-name="T2">Users should be able to search by “ID” within the transcribed documents.</text:span></text:p>
      <text:p text:style-name="P9"><text:span text:style-name="T2">Users should be able to search by “volume” within the transcribed documents.</text:span></text:p>
      <text:p text:style-name="P9"><text:span text:style-name="T2">Users should be able to search by “date” within the transcribed documents.</text:span></text:p>
      <text:p text:style-name="P9"><text:span text:style-name="T2">Users should be able to search by “page” within the transcribed documents.</text:span></text:p>
      <text:p text:style-name="P9"><text:span text:style-name="T2">Users should be able to search by “proper names” within the transcribed documents.</text:span></text:p>
      <text:p text:style-name="P9"><text:span text:style-name="T2">Users should be able to search by “annotations” within the transcribed documents.</text:span></text:p>
      <text:p text:style-name="P9"><text:span text:style-name="T2">Users should be able to search for text strings within the transcribed documents.</text:span></text:p>
      <text:p text:style-name="P8"><text:span text:style-name="T2">Search results should show ten words surrounding the matching string in order to give context tot the </text:span><text:span text:style-name="T3">search resluts.</text:span></text:p>
      <text:p text:style-name="P8"><text:span text:style-name="T3">U</text:span><text:span text:style-name="T2">sers should be able to browse transcribed documents in chronological order.</text:span></text:p>
      <text:p text:style-name="P7"><text:span text:style-name="T3">U</text:span><text:span text:style-name="T2">sers should be able to browse transcribed documents in hierarchical order.</text:span></text:p>
      <text:p text:style-name="P7"><text:span text:style-name="T3">U</text:span><text:span text:style-name="T2">ser should be able to download the .xml files of the transcribed documents.</text:span></text:p>
      <text:p text:style-name="P7"><text:span text:style-name="T3">U</text:span><text:span text:style-name="T2">sers should be able to download an image of the original documents.</text:span></text:p>
      <text:p text:style-name="P9"><text:span text:style-name="T2">Users should be able to toggle annotations on and off.</text:span></text:p>
      <text:p text:style-name="P5"><text:span text:style-name="T3"/></text:p>
      <text:p text:style-name="P6"><text:span text:style-name="T2"/></text:p>
      <text:p text:style-name="P3">Admins</text:p>
      <text:p text:style-name="P2"/>
      <text:p text:style-name="P2">Admins should be able to add images of newly scanned documents to the database.</text:p>
      <text:p text:style-name="P2">Admins should be able to add .xml files of newly transcribed documents.</text:p>
      <text:p text:style-name="P2">Admins should be able to remove images of scanned documents from the database.</text:p>
      <text:p text:style-name="P2">Admins should be able to remove .xml files of transcribed documents from the database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aghindi" svg:font-family="Raghindi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13:30:48.598749148</meta:creation-date>
    <dc:date>2016-10-10T14:12:04.963464256</dc:date>
    <meta:editing-duration>PT10M5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21" meta:word-count="232" meta:character-count="1437" meta:non-whitespace-character-count="1226"/>
  </office:meta>
</office:document-meta>
</file>